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1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4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21:34:08.988180645</meta:creation-date>
    <dc:date>2019-06-09T21:35:52.961778183</dc:date>
    <meta:editing-duration>PT1M46S</meta:editing-duration>
    <meta:editing-cycles>1</meta:editing-cycles>
    <meta:document-statistic meta:object-count="37"/>
    <meta:generator>LibreOfficeDev/6.3.0.0.alpha1$Linux_X86_64 LibreOffice_project/35ab83872f184c22c5f52f43ee38d3669340b192</meta:generator>
  </office:meta>
</office:document-meta>
</file>